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999999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fill-color="#6699cc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fill-color="#801900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fill-color="#004586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-color="#ff9900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marker-start="Arrow" draw:marker-end="Arrow" draw:stroke-linejoin="round" svg:stroke-linecap="butt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9" style:family="graphic" style:parent-style-name="standard">
      <style:graphic-properties svg:stroke-width="0.106cm" svg:stroke-color="#000000" draw:marker-start="Arrow" draw:marker-start-width="0.458cm" draw:marker-end-width="0.358cm" draw:fill-color="#000000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7.62cm" svg:height="15.748cm" svg:x="7.858cm" svg:y="2.397cm">
            <text:p/>
          </draw:rect>
          <draw:rect draw:style-name="gr2" draw:text-style-name="P1" draw:layer="layout" svg:width="7.112cm" svg:height="2.032cm" svg:x="8.112cm" svg:y="15.859cm">
            <text:p text:style-name="P1">Code / Text</text:p>
          </draw:rect>
          <draw:rect draw:style-name="gr3" draw:text-style-name="P2" draw:layer="layout" svg:width="7.112cm" svg:height="1.524cm" svg:x="8.112cm" svg:y="4.556cm">
            <text:p text:style-name="P1"><text:span text:style-name="T1">Stack</text:span></text:p>
          </draw:rect>
          <draw:rect draw:style-name="gr4" draw:text-style-name="P2" draw:layer="layout" svg:width="7.112cm" svg:height="1.524cm" svg:x="8.112cm" svg:y="2.778cm">
            <text:p text:style-name="P1"><text:span text:style-name="T1">Kernel code</text:span></text:p>
          </draw:rect>
          <draw:rect draw:style-name="gr5" draw:text-style-name="P2" draw:layer="layout" svg:width="7.112cm" svg:height="1.524cm" svg:x="8.112cm" svg:y="11.795cm">
            <text:p text:style-name="P1"><text:span text:style-name="T1">heap</text:span></text:p>
          </draw:rect>
          <draw:rect draw:style-name="gr5" draw:text-style-name="P2" draw:layer="layout" svg:width="7.112cm" svg:height="2.159cm" svg:x="8.112cm" svg:y="9.128cm">
            <text:p text:style-name="P1"><text:span text:style-name="T1">heap</text:span></text:p>
          </draw:rect>
          <draw:rect draw:style-name="gr5" draw:text-style-name="P2" draw:layer="layout" svg:width="7.112cm" svg:height="1.524cm" svg:x="8.112cm" svg:y="14.081cm">
            <text:p text:style-name="P1"><text:span text:style-name="T1">heap</text:span></text:p>
          </draw:rect>
        </draw:g>
        <draw:g>
          <draw:custom-shape draw:style-name="gr6" draw:text-style-name="P1" draw:layer="layout" svg:width="16.014cm" svg:height="6.289cm" draw:transform="skewX (-0.004363323129985) rotate (1.56416407563702) translate (2.016cm 18.665cm)">
            <text:p/>
            <draw:enhanced-geometry svg:viewBox="0 0 21600 21600" draw:text-areas="0 0 21600 21600" draw:type="circular-arrow" draw:modifiers="151.305769336003 14.4538268722387 10012.283350154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7" draw:layer="layout" svg:width="4.13cm" svg:height="4.517cm" svg:x="2.839cm" svg:y="7.914cm">
            <draw:text-box>
              <text:p>Jump to system call code via special instruction</text:p>
              <text:p/>
            </draw:text-box>
          </draw:frame>
        </draw:g>
        <draw:frame draw:style-name="gr8" draw:layer="layout" svg:width="3.81cm" svg:height="3.095cm" svg:x="17.383cm" svg:y="3.032cm">
          <draw:text-box>
            <text:p>Pages only accessible in system calls</text:p>
          </draw:text-box>
        </draw:frame>
        <draw:line draw:style-name="gr9" draw:text-style-name="P1" draw:layer="layout" svg:x1="15.605cm" svg:y1="3.159cm" svg:x2="17.637cm" svg:y2="3.1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Adhikari</meta:initial-creator>
    <meta:creation-date>2018-02-06T15:59:47</meta:creation-date>
    <dc:date>2018-02-06T17:27:05</dc:date>
    <dc:creator>Krishna Adhikari</dc:creator>
    <meta:editing-duration>PT56M51S</meta:editing-duration>
    <meta:editing-cycles>2</meta:editing-cycles>
    <meta:generator>OpenOffice/4.1.3$Unix OpenOffice.org_project/413m1$Build-9783</meta:generator>
    <meta:document-statistic meta:object-count="13"/>
  </office:meta>
</office:document-meta>
</file>